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Digital Workplace</text:span><text:span text:style-name="T1"/></text:p>
      <text:p text:style-name="Standard">Ein <text:span text:style-name="T1">Digital Workplace</text:span> ist die moderne digitale Arbeitsumgebung eines Unternehmens. Er vereint alle digitalen Werkzeuge, die Mitarbeitende für ihre tägliche Arbeit benötigen – z. B. Kommunikationstools, Dokumentenverwaltung, interne Wissensdatenbanken und Prozessanwendungen. Ziel ist es, Informationen leicht zugänglich zu machen und Zusammenarbeit effizienter zu gestalten – unabhängig davon, ob jemand im Büro, in der Produktion oder unterwegs arbeitet.</text:p>
      <text:p text:style-name="Standard"><text:span text:style-name="T1">Nutzen für Allgold Premium Molkerei:</text:span><text:line-break/>Ein Digital Workplace würde den Mitarbeitenden ermöglichen, schneller auf wichtige Informationen zuzugreifen – beispielsweise auf Produktionsanweisungen, Qualitätsrichtlinien oder Urlaubsanträge. Dadurch werden Fehler reduziert und die Produktivität gesteigert. Auch Mitarbeitende ohne festen PC-Arbeitsplatz, wie in der Produktion oder Logistik, könnten über mobile Geräte auf relevante Informationen zugreifen.</text:p>
      <text:p text:style-name="Standard"/>
      <text:p text:style-name="Standard" loext:marker-style-name="T1"><text:span text:style-name="T1">Digitale Transformation</text:span><text:span text:style-name="T1"/></text:p>
      <text:p text:style-name="Standard">Die <text:span text:style-name="T1">Digitale Transformation</text:span> beschreibt den Wandel eines Unternehmens hin zu digitalen Prozessen, Arbeitsweisen und Geschäftsmodellen. Es geht nicht nur um Technik, sondern auch um bessere Zusammenarbeit, schnellere Abläufe und eine offenere Unternehmenskultur.</text:p>
      <text:p text:style-name="Standard"/>
      <text:p text:style-name="Standard" loext:marker-style-name="T1"><text:span text:style-name="T1">(Social) Intranet</text:span><text:span text:style-name="T1"/></text:p>
      <text:p text:style-name="Standard">Ein <text:span text:style-name="T1">Intranet</text:span> ist ein internes Unternehmensportal, das Informationen, Dokumente und Tools zentral bereitstellt. Ein <text:span text:style-name="T1">Social Intranet</text:span> geht noch weiter: Es ermöglicht auch soziale Funktionen wie Kommentieren, Liken, Teilen oder das Gründen von themenbezogenen Gruppen. Es verbindet also Top-Down-Kommunikation der Geschäftsleitung mit interaktivem Austausch zwischen Mitarbeitenden.</text:p>
      <text:p text:style-name="Standard"><text:span text:style-name="T1">Nutzen für Allgold Premium Molkerei:</text:span><text:line-break/>Ein Social Intranet könnte die interne Kommunikation verbessern, besonders zwischen Verwaltung, Produktion und Logistik. Mitarbeitende würden sich stärker eingebunden fühlen, weil sie nicht nur Informationen erhalten, sondern auch Rückmeldung geben können – etwa durch Ideenforen oder Abteilungs-News.</text:p>
      <text:p text:style-name="P1" loext:marker-style-name="T1"/>
      <text:p text:style-name="Standard" loext:marker-style-name="T1"><text:span text:style-name="T1">Collaboration Plattform</text:span><text:span text:style-name="T1"/></text:p>
      <text:p text:style-name="Standard">Eine <text:span text:style-name="T1">Collaboration Plattform</text:span> (Zusammenarbeitsplattform) ist eine digitale Lösung, über die Mitarbeitende gemeinsam arbeiten können – zum Beispiel in Projekten, Teams oder Schichten. Sie enthält meist Chatfunktionen, Dateiablage, gemeinsame Dokumentbearbeitung und Aufgabenmanagement.</text:p>
      <text:p text:style-name="Standard" loext:marker-style-name="T1"><text:soft-page-break/><text:span text:style-name="T1">Nutzen für Allgold Premium Molkerei:<text:line-break/>Eine solche Plattform könnte die Zusammenarbeit zwischen Abteilungen verbessern, z. B. zwischen Produktion und Qualitätssicherung bei der Einführung neuer Produkte. Probleme könnten schneller gelöst werden, weil Kommunikation transparenter und nachvollziehbar ist.</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de" fo:country="DE"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de" fo:country="DE"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morinn</meta:initial-creator>
    <dc:creator>stmorinn</dc:creator>
    <meta:editing-cycles>4</meta:editing-cycles>
    <meta:creation-date>2025-10-17T18:32:00</meta:creation-date>
    <dc:date>2025-10-19T14:57:00</dc:date>
    <meta:editing-duration>P0D</meta:editing-duration>
    <meta:generator>LibreOffice/24.2.7.2$Linux_X86_64 LibreOffice_project/420$Build-2</meta:generator>
    <meta:document-statistic meta:table-count="0" meta:image-count="0" meta:object-count="0" meta:page-count="2" meta:paragraph-count="11" meta:word-count="297" meta:character-count="2544" meta:non-whitespace-character-count="2253"/>
    <meta:user-defined meta:name="AppVersion">16.0000</meta:user-defined>
    <meta:template xlink:type="simple" xlink:actuate="onRequest" xlink:title="Normal" xlink:href=""/>
  </office:meta>
</office:document-meta>
</file>